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32cm" svg:y="0.097cm">
            <draw:object draw:notify-on-update-of-ranges="Sheet1.A3:Sheet1.A7 Sheet1.B3:Sheet1.B7 Sheet1.A3:Sheet1.A7 Sheet1.C3:Sheet1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0" table:default-cell-style-name="ce1"/>
        <table:table-row table:style-name="ro1">
          <table:table-cell table:style-name="ce2"/>
          <table:table-cell table:style-name="ce2" office:value-type="string" calcext:value-type="string">
            <text:p>Selection Sort</text:p>
          </table:table-cell>
          <table:table-cell table:style-name="ce2" office:value-type="string" calcext:value-type="string">
            <text:p>Bubble S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(n)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74" calcext:value-type="float">
            <text:p>7.4E-05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504" calcext:value-type="float">
            <text:p>0.000504</text:p>
          </table:table-cell>
          <table:table-cell table:number-columns-repeated="6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787" calcext:value-type="float">
            <text:p>0.000787</text:p>
          </table:table-cell>
          <table:table-cell table:number-columns-repeated="6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755" calcext:value-type="float">
            <text:p>0.001755</text:p>
          </table:table-cell>
          <table:table-cell table:number-columns-repeated="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869" calcext:value-type="float">
            <text:p>0.001869</text:p>
          </table:table-cell>
          <table:table-cell table:number-columns-repeated="60"/>
        </table:table-row>
        <table:table-row table:style-name="ro1" table:number-rows-repeated="1048568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1:53:02.69470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3:41:33.381888713</meta:creation-date>
    <dc:date>2021-04-26T12:47:55.624570334</dc:date>
    <meta:editing-duration>PT15M19S</meta:editing-duration>
    <meta:editing-cycles>7</meta:editing-cycles>
    <meta:generator>LibreOffice/6.4.6.2$Linux_X86_64 LibreOffice_project/40$Build-2</meta:generator>
    <meta:document-statistic meta:table-count="1" meta:cell-count="20" meta:object-count="1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17cm" svg:y="0.316cm" chart:style-name="ch2">
          <text:p>T(n) vs n</text:p>
        </chart:title>
        <chart:legend chart:legend-position="end" svg:x="12.513cm" svg:y="3.952cm" style:legend-expansion="high" chart:style-name="ch3"/>
        <chart:plot-area chart:style-name="ch4" table:cell-range-address="Sheet1.A3:Sheet1.C7" chart:data-source-has-labels="row" svg:x="1.331cm" svg:y="1.275cm" svg:width="10.862cm" svg:height="6.564cm">
          <chartooo:coordinate-region svg:x="2.614cm" svg:y="1.474cm" svg:width="9.299cm" svg:height="5.718cm"/>
          <chart:axis chart:dimension="x" chart:name="primary-x" chart:style-name="ch5">
            <chart:title svg:x="6.612cm" svg:y="8.019cm" chart:style-name="ch6">
              <text:p>n</text:p>
            </chart:title>
          </chart:axis>
          <chart:axis chart:dimension="y" chart:name="primary-y" chart:style-name="ch5">
            <chart:title svg:x="0.451cm" svg:y="4.905cm" chart:style-name="ch7">
              <text:p>T(n)</text:p>
            </chart:title>
            <chart:grid chart:style-name="ch8" chart:class="major"/>
          </chart:axis>
          <chart:series chart:style-name="ch9" chart:values-cell-range-address="Sheet1.B3:Sheet1.B7" loext:label-string="selection_sort" chart:class="chart:scatter">
            <chart:domain table:cell-range-address="Sheet1.A3:Sheet1.A7"/>
            <chart:data-point chart:repeated="5"/>
          </chart:series>
          <chart:series chart:style-name="ch10" chart:values-cell-range-address="Sheet1.C3:Sheet1.C7" loext:label-string="bubble_sort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_sort</text:p>
              </table:table-cell>
              <table:table-cell office:value-type="string">
                <text:p>bubble_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28">
                <text:p>0.000028</text:p>
                <draw:g>
                  <svg:desc>Sheet1.B3:Sheet1.B7</svg:desc>
                </draw:g>
              </table:table-cell>
              <table:table-cell office:value-type="float" office:value="0.000074">
                <text:p>0.000074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271">
                <text:p>0.000271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238">
                <text:p>0.000238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1869">
                <text:p>0.0018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